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1.4375in"/>
    </style:style>
    <style:style style:name="Table1.C" style:family="table-column">
      <style:table-column-properties style:column-width="3.375in"/>
    </style:style>
    <style:style style:name="Table1.D" style:family="table-column">
      <style:table-column-properties style:column-width="1.0521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tandard">
      <style:text-properties style:font-name="Liberation Serif" fo:font-size="40pt" fo:font-weight="bold" officeooo:paragraph-rsid="00206ce9" style:font-size-asian="35pt" style:font-weight-asian="bold" style:font-size-complex="40pt" style:font-weight-complex="bold"/>
    </style:style>
    <style:style style:name="P2" style:family="paragraph" style:parent-style-name="Standard">
      <style:paragraph-properties fo:text-align="end" style:justify-single-word="false"/>
      <style:text-properties style:font-name="Liberation Serif" fo:font-size="40pt" fo:font-weight="bold" officeooo:paragraph-rsid="00206ce9" style:font-size-asian="35pt" style:font-weight-asian="bold" style:font-size-complex="40pt" style:font-weight-complex="bold"/>
    </style:style>
    <style:style style:name="P3" style:family="paragraph" style:parent-style-name="Standard">
      <style:paragraph-properties fo:text-align="end" style:justify-single-word="false"/>
      <style:text-properties style:font-name="Liberation Serif" fo:font-size="40pt" fo:font-weight="bold" officeooo:rsid="00206ce9" officeooo:paragraph-rsid="00206ce9" style:font-size-asian="40pt" style:font-weight-asian="bold" style:font-size-complex="40pt" style:font-weight-complex="bold"/>
    </style:style>
    <style:style style:name="P4" style:family="paragraph" style:parent-style-name="Standard">
      <style:paragraph-properties fo:text-align="end" style:justify-single-word="false"/>
      <style:text-properties style:font-name="Liberation Serif" fo:font-size="20pt" fo:font-weight="bold" officeooo:rsid="00206ce9" officeooo:paragraph-rsid="00206ce9" style:font-size-asian="17.5pt" style:font-weight-asian="bold" style:font-size-complex="20pt" style:font-weight-complex="bold"/>
    </style:style>
    <style:style style:name="P5" style:family="paragraph" style:parent-style-name="Standard">
      <style:text-properties style:font-name="Liberation Serif" fo:font-size="20pt" fo:font-weight="bold" officeooo:rsid="0023f20f" officeooo:paragraph-rsid="0023f20f" style:font-size-asian="17.5pt" style:font-weight-asian="bold" style:font-size-complex="20pt" style:font-weight-complex="bold"/>
    </style:style>
    <style:style style:name="P6" style:family="paragraph" style:parent-style-name="Standard">
      <style:paragraph-properties fo:text-align="end" style:justify-single-word="false"/>
      <style:text-properties style:font-name="Liberation Serif" fo:font-size="20pt" fo:font-weight="bold" officeooo:rsid="00206ce9" officeooo:paragraph-rsid="00206ce9" style:font-size-asian="20pt" style:font-weight-asian="bold" style:font-size-complex="20pt" style:font-weight-complex="bold"/>
    </style:style>
    <style:style style:name="P7" style:family="paragraph" style:parent-style-name="Standard">
      <style:paragraph-properties fo:break-before="page"/>
      <style:text-properties style:font-name="Liberation Serif" fo:font-size="20pt" fo:font-weight="bold" officeooo:rsid="0023f20f" officeooo:paragraph-rsid="0023f20f" style:font-size-asian="20pt" style:font-weight-asian="bold" style:font-size-complex="20pt" style:font-weight-complex="bold"/>
    </style:style>
    <style:style style:name="P8" style:family="paragraph" style:parent-style-name="Standard">
      <style:text-properties style:font-name="Liberation Serif" fo:font-size="20pt" fo:font-weight="bold" officeooo:rsid="003b81b3" officeooo:paragraph-rsid="003b81b3" style:font-size-asian="20pt" style:font-weight-asian="bold" style:font-size-complex="20pt" style:font-weight-complex="bold"/>
    </style:style>
    <style:style style:name="P9" style:family="paragraph" style:parent-style-name="Standard">
      <style:text-properties style:font-name="Liberation Serif" fo:font-size="12pt" fo:font-weight="bold" officeooo:rsid="0023f20f" officeooo:paragraph-rsid="0023f20f" style:font-size-asian="10.5pt" style:font-weight-asian="bold" style:font-size-complex="12pt" style:font-weight-complex="bold"/>
    </style:style>
    <style:style style:name="P10" style:family="paragraph" style:parent-style-name="Standard">
      <style:text-properties style:font-name="Liberation Serif" fo:font-size="12pt" fo:font-weight="bold" officeooo:rsid="0032b7ff" officeooo:paragraph-rsid="0033231d" style:font-size-asian="10.5pt" style:font-weight-asian="bold" style:font-size-complex="12pt" style:font-weight-complex="bold"/>
    </style:style>
    <style:style style:name="P11" style:family="paragraph" style:parent-style-name="Standard">
      <style:text-properties style:font-name="Liberation Serif" fo:font-size="12pt" fo:font-weight="bold" officeooo:rsid="0032b7ff" officeooo:paragraph-rsid="003422f1" style:font-size-asian="10.5pt" style:font-weight-asian="bold" style:font-size-complex="12pt" style:font-weight-complex="bold"/>
    </style:style>
    <style:style style:name="P12" style:family="paragraph" style:parent-style-name="Standard">
      <style:text-properties style:font-name="Liberation Serif" fo:font-size="12pt" fo:font-weight="bold" officeooo:rsid="0023f20f" officeooo:paragraph-rsid="0032b7ff" style:font-size-asian="12pt" style:font-weight-asian="bold" style:font-size-complex="12pt" style:font-weight-complex="bold"/>
    </style:style>
    <style:style style:name="P13" style:family="paragraph" style:parent-style-name="Standard">
      <style:text-properties style:font-name="Liberation Serif" fo:font-size="12pt" fo:font-weight="bold" officeooo:rsid="0023f20f" officeooo:paragraph-rsid="00316a50" style:font-size-asian="12pt" style:font-weight-asian="bold" style:font-size-complex="12pt" style:font-weight-complex="bold"/>
    </style:style>
    <style:style style:name="P14" style:family="paragraph" style:parent-style-name="Standard">
      <style:text-properties style:font-name="Liberation Serif" fo:font-size="12pt" fo:font-weight="bold" officeooo:rsid="0023f20f" officeooo:paragraph-rsid="0023f20f" style:font-size-asian="12pt" style:font-weight-asian="bold" style:font-size-complex="12pt" style:font-weight-complex="bold"/>
    </style:style>
    <style:style style:name="P15" style:family="paragraph" style:parent-style-name="Standard">
      <style:text-properties style:font-name="Liberation Serif" fo:font-size="12pt" fo:font-weight="bold" officeooo:rsid="0023f20f" officeooo:paragraph-rsid="00395c10" style:font-size-asian="12pt" style:font-weight-asian="bold" style:font-size-complex="12pt" style:font-weight-complex="bold"/>
    </style:style>
    <style:style style:name="P16" style:family="paragraph" style:parent-style-name="Standard">
      <style:text-properties style:font-name="Liberation Serif" fo:font-size="12pt" fo:font-weight="bold" officeooo:rsid="0032b7ff" officeooo:paragraph-rsid="003422f1" style:font-size-asian="12pt" style:font-weight-asian="bold" style:font-size-complex="12pt" style:font-weight-complex="bold"/>
    </style:style>
    <style:style style:name="P17" style:family="paragraph" style:parent-style-name="Standard">
      <style:text-properties style:font-name="Liberation Serif" fo:font-size="12pt" fo:font-weight="bold" officeooo:rsid="0032b7ff" officeooo:paragraph-rsid="0032b7ff" style:font-size-asian="12pt" style:font-weight-asian="bold" style:font-size-complex="12pt" style:font-weight-complex="bold"/>
    </style:style>
    <style:style style:name="P18" style:family="paragraph" style:parent-style-name="Standard">
      <style:text-properties style:font-name="Liberation Serif" fo:font-size="12pt" fo:font-style="italic" fo:font-weight="normal" officeooo:rsid="0023f20f" officeooo:paragraph-rsid="002c4902" style:font-size-asian="10.5pt" style:font-style-asian="italic" style:font-weight-asian="normal" style:font-size-complex="12pt" style:font-style-complex="italic" style:font-weight-complex="normal"/>
    </style:style>
    <style:style style:name="P19" style:family="paragraph" style:parent-style-name="Standard">
      <style:text-properties style:font-name="Liberation Serif" fo:font-size="12pt" fo:font-style="italic" fo:font-weight="normal" officeooo:rsid="0023f20f" officeooo:paragraph-rsid="0023f20f" style:font-size-asian="10.5pt" style:font-style-asian="italic" style:font-weight-asian="normal" style:font-size-complex="12pt" style:font-style-complex="italic" style:font-weight-complex="normal"/>
    </style:style>
    <style:style style:name="P20" style:family="paragraph" style:parent-style-name="Standard">
      <style:text-properties style:font-name="Liberation Serif" fo:font-size="12pt" fo:font-style="italic" fo:font-weight="normal" officeooo:rsid="0026a3db" officeooo:paragraph-rsid="0029f00e" style:font-size-asian="10.5pt" style:font-style-asian="italic" style:font-weight-asian="normal" style:font-size-complex="12pt" style:font-style-complex="italic" style:font-weight-complex="normal"/>
    </style:style>
    <style:style style:name="P21" style:family="paragraph" style:parent-style-name="Standard">
      <style:text-properties style:font-name="Liberation Serif" fo:font-size="12pt" fo:font-style="italic" fo:font-weight="normal" officeooo:rsid="002d2ada" officeooo:paragraph-rsid="002d2ada" style:font-size-asian="10.5pt" style:font-style-asian="italic" style:font-weight-asian="normal" style:font-size-complex="12pt" style:font-style-complex="italic" style:font-weight-complex="normal"/>
    </style:style>
    <style:style style:name="P22" style:family="paragraph" style:parent-style-name="Standard">
      <style:text-properties style:font-name="Liberation Serif" fo:font-size="12pt" fo:font-style="italic" fo:font-weight="normal" officeooo:rsid="002d2ada" officeooo:paragraph-rsid="0023f20f" style:font-size-asian="10.5pt" style:font-style-asian="italic" style:font-weight-asian="normal" style:font-size-complex="12pt" style:font-style-complex="italic" style:font-weight-complex="normal"/>
    </style:style>
    <style:style style:name="P23" style:family="paragraph" style:parent-style-name="Standard">
      <style:text-properties style:font-name="Liberation Serif" fo:font-size="12pt" fo:font-style="italic" fo:font-weight="bold" officeooo:rsid="0023f20f" officeooo:paragraph-rsid="0023f20f" style:font-size-asian="10.5pt" style:font-style-asian="italic" style:font-weight-asian="bold" style:font-size-complex="12pt" style:font-style-complex="italic" style:font-weight-complex="bold"/>
    </style:style>
    <style:style style:name="P24" style:family="paragraph" style:parent-style-name="Standard">
      <style:text-properties style:font-name="Liberation Serif" fo:font-size="12pt" fo:font-style="italic" fo:font-weight="bold" officeooo:rsid="002d2ada" officeooo:paragraph-rsid="002d2ada" style:font-size-asian="10.5pt" style:font-style-asian="italic" style:font-weight-asian="bold" style:font-size-complex="12pt" style:font-style-complex="italic" style:font-weight-complex="bold"/>
    </style:style>
    <style:style style:name="P25" style:family="paragraph" style:parent-style-name="Standard">
      <style:text-properties style:font-name="Liberation Serif" fo:font-size="14pt" fo:font-weight="bold" officeooo:rsid="0023f20f" officeooo:paragraph-rsid="0023f20f" style:font-size-asian="14pt" style:font-weight-asian="bold" style:font-size-complex="14pt" style:font-weight-complex="bold"/>
    </style:style>
    <style:style style:name="P26" style:family="paragraph" style:parent-style-name="Standard">
      <style:text-properties style:font-name="Liberation Serif" fo:font-size="14pt" fo:font-weight="bold" officeooo:rsid="0032b7ff" officeooo:paragraph-rsid="0033231d" style:font-size-asian="14pt" style:font-weight-asian="bold" style:font-size-complex="14pt" style:font-weight-complex="bold"/>
    </style:style>
    <style:style style:name="P27" style:family="paragraph" style:parent-style-name="Standard">
      <style:text-properties style:font-name="Liberation Serif" fo:font-size="14pt" fo:font-weight="bold" officeooo:rsid="0023f20f" officeooo:paragraph-rsid="0023f20f" style:font-size-asian="12.25pt" style:font-weight-asian="bold" style:font-size-complex="14pt" style:font-weight-complex="bold"/>
    </style:style>
    <style:style style:name="P28" style:family="paragraph" style:parent-style-name="Standard">
      <style:text-properties style:font-name="Liberation Serif" fo:font-size="14pt" fo:font-weight="bold" officeooo:rsid="0032b7ff" officeooo:paragraph-rsid="0032b7ff" style:font-size-asian="12.25pt" style:font-weight-asian="bold" style:font-size-complex="14pt" style:font-weight-complex="bold"/>
    </style:style>
    <style:style style:name="P29" style:family="paragraph" style:parent-style-name="Standard">
      <style:text-properties style:font-name="Liberation Serif" fo:font-size="14pt" fo:font-weight="bold" officeooo:rsid="0032b7ff" officeooo:paragraph-rsid="0033231d" style:font-size-asian="12.25pt" style:font-weight-asian="bold" style:font-size-complex="14pt" style:font-weight-complex="bold"/>
    </style:style>
    <style:style style:name="P30" style:family="paragraph" style:parent-style-name="Standard">
      <style:text-properties style:font-name="Liberation Serif" fo:font-size="14pt" fo:font-style="normal" fo:font-weight="bold" officeooo:rsid="002d2ada" officeooo:paragraph-rsid="002d2ada" style:font-size-asian="14pt" style:font-style-asian="normal" style:font-weight-asian="bold" style:font-size-complex="14pt" style:font-style-complex="normal" style:font-weight-complex="bold"/>
    </style:style>
    <style:style style:name="P31" style:family="paragraph" style:parent-style-name="Standard">
      <style:text-properties style:font-name="Liberation Serif" fo:font-size="14pt" style:text-underline-style="solid" style:text-underline-width="auto" style:text-underline-color="font-color" fo:font-weight="bold" officeooo:rsid="00359b9b" officeooo:paragraph-rsid="0023f20f" style:font-size-asian="12.25pt" style:font-weight-asian="bold" style:font-size-complex="14pt" style:font-weight-complex="bold"/>
    </style:style>
    <style:style style:name="P32" style:family="paragraph" style:parent-style-name="Standard">
      <style:text-properties style:font-name="Liberation Serif" fo:font-size="14pt" style:text-underline-style="none" fo:font-weight="bold" officeooo:rsid="00359b9b" officeooo:paragraph-rsid="0023f20f" style:font-size-asian="12.25pt" style:font-weight-asian="bold" style:font-size-complex="14pt" style:font-weight-complex="bold"/>
    </style:style>
    <style:style style:name="P33" style:family="paragraph" style:parent-style-name="Standard">
      <style:text-properties style:font-name="Liberation Serif" fo:font-size="14pt" style:text-underline-style="none" fo:font-weight="bold" officeooo:rsid="0023f20f" officeooo:paragraph-rsid="0023f20f" style:font-size-asian="12.25pt" style:font-weight-asian="bold" style:font-size-complex="14pt" style:font-weight-complex="bold"/>
    </style:style>
    <style:style style:name="P34" style:family="paragraph" style:parent-style-name="Standard">
      <style:text-properties style:font-name="Liberation Serif" fo:font-weight="bold" officeooo:paragraph-rsid="0033231d" style:font-weight-asian="bold" style:font-weight-complex="bold"/>
    </style:style>
    <style:style style:name="P35" style:family="paragraph" style:parent-style-name="Standard">
      <style:text-properties style:font-name="Liberation Serif" fo:font-size="12pt" fo:font-style="italic" fo:font-weight="normal" officeooo:rsid="00395c10" officeooo:paragraph-rsid="00395c10" style:font-size-asian="12pt" style:font-style-asian="italic" style:font-weight-asian="normal" style:font-size-complex="12pt" style:font-style-complex="italic" style:font-weight-complex="normal"/>
    </style:style>
    <style:style style:name="P36" style:family="paragraph" style:parent-style-name="Standard">
      <style:text-properties style:font-name="Liberation Serif" fo:font-size="12pt" fo:font-style="italic" fo:font-weight="normal" officeooo:rsid="0023f20f" officeooo:paragraph-rsid="0023f20f" style:font-size-asian="12pt" style:font-style-asian="italic" style:font-weight-asian="normal" style:font-size-complex="12pt" style:font-style-complex="italic" style:font-weight-complex="normal"/>
    </style:style>
    <style:style style:name="P37" style:family="paragraph" style:parent-style-name="Standard">
      <style:text-properties style:font-name="Liberation Serif" fo:font-size="12pt" fo:font-style="italic" fo:font-weight="normal" officeooo:rsid="0023f20f" officeooo:paragraph-rsid="0046dfa1" style:font-size-asian="12pt" style:font-style-asian="italic" style:font-weight-asian="normal" style:font-size-complex="12pt" style:font-style-complex="italic" style:font-weight-complex="normal"/>
    </style:style>
    <style:style style:name="P38" style:family="paragraph" style:parent-style-name="Standard">
      <style:text-properties style:font-name="Liberation Serif" fo:font-size="12pt" fo:font-style="italic" fo:font-weight="normal" officeooo:rsid="0023f20f" officeooo:paragraph-rsid="0023f20f" style:font-size-asian="10.5pt" style:font-style-asian="italic" style:font-weight-asian="normal" style:font-size-complex="12pt" style:font-style-complex="italic" style:font-weight-complex="normal"/>
    </style:style>
    <style:style style:name="P39" style:family="paragraph" style:parent-style-name="Standard">
      <style:text-properties style:font-name="Liberation Serif" fo:font-size="12pt" fo:font-style="italic" fo:font-weight="normal" officeooo:rsid="0023f20f" officeooo:paragraph-rsid="00487e56" style:font-size-asian="10.5pt" style:font-style-asian="italic" style:font-weight-asian="normal" style:font-size-complex="12pt" style:font-style-complex="italic" style:font-weight-complex="normal"/>
    </style:style>
    <style:style style:name="P40" style:family="paragraph" style:parent-style-name="Standard">
      <style:text-properties style:font-name="Liberation Serif" fo:font-size="12pt" fo:font-style="italic" fo:font-weight="normal" officeooo:rsid="002d2ada" officeooo:paragraph-rsid="0023f20f" style:font-size-asian="10.5pt" style:font-style-asian="italic" style:font-weight-asian="normal" style:font-size-complex="12pt" style:font-style-complex="italic" style:font-weight-complex="normal"/>
    </style:style>
    <style:style style:name="P41" style:family="paragraph" style:parent-style-name="Standard">
      <style:text-properties style:font-name="Liberation Serif" fo:font-size="12pt" fo:font-style="italic" fo:font-weight="normal" officeooo:rsid="002d2ada" officeooo:paragraph-rsid="002d2ada" style:font-size-asian="10.5pt" style:font-style-asian="italic" style:font-weight-asian="normal" style:font-size-complex="12pt" style:font-style-complex="italic" style:font-weight-complex="normal"/>
    </style:style>
    <style:style style:name="P42" style:family="paragraph" style:parent-style-name="Standard" style:list-style-name="L1">
      <style:text-properties style:font-name="Liberation Serif" fo:font-size="12pt" fo:font-style="italic" fo:font-weight="normal" officeooo:rsid="004ccb51" officeooo:paragraph-rsid="004ccb51" style:font-size-asian="14pt" style:font-style-asian="italic" style:font-weight-asian="normal" style:font-size-complex="14pt" style:font-style-complex="italic" style:font-weight-complex="normal"/>
    </style:style>
    <style:style style:name="P43" style:family="paragraph" style:parent-style-name="Standard">
      <style:text-properties style:font-name="Liberation Serif" fo:font-size="12pt" fo:font-style="italic" fo:font-weight="normal" officeooo:rsid="0023f20f" officeooo:paragraph-rsid="0023f20f" style:font-size-asian="14pt" style:font-style-asian="italic" style:font-weight-asian="normal" style:font-size-complex="14pt" style:font-style-complex="italic" style:font-weight-complex="normal"/>
    </style:style>
    <style:style style:name="P44" style:family="paragraph" style:parent-style-name="Standard">
      <style:text-properties style:font-name="Liberation Serif" fo:font-size="12pt" fo:font-weight="bold" officeooo:rsid="0023f20f" officeooo:paragraph-rsid="0023f20f" style:font-size-asian="12pt" style:font-weight-asian="bold" style:font-size-complex="12pt" style:font-weight-complex="bold"/>
    </style:style>
    <style:style style:name="P45" style:family="paragraph" style:parent-style-name="Standard">
      <style:text-properties style:font-name="Liberation Serif" fo:font-size="12pt" fo:font-weight="bold" officeooo:rsid="0023f20f" officeooo:paragraph-rsid="0023f20f" style:font-size-asian="14pt" style:font-weight-asian="bold" style:font-size-complex="14pt" style:font-weight-complex="bold"/>
    </style:style>
    <style:style style:name="P46" style:family="paragraph" style:parent-style-name="Standard">
      <style:text-properties style:font-name="Liberation Serif" fo:font-size="14pt" fo:font-weight="bold" officeooo:rsid="0023f20f" officeooo:paragraph-rsid="0023f20f" style:font-size-asian="14pt" style:font-weight-asian="bold" style:font-size-complex="14pt" style:font-weight-complex="bold"/>
    </style:style>
    <style:style style:name="P47" style:family="paragraph" style:parent-style-name="Standard">
      <style:text-properties style:font-name="Liberation Serif" fo:font-size="14pt" fo:font-style="italic" fo:font-weight="normal" officeooo:rsid="0023f20f" officeooo:paragraph-rsid="0023f20f" style:font-size-asian="12pt" style:font-style-asian="italic" style:font-weight-asian="normal" style:font-size-complex="12pt" style:font-style-complex="italic" style:font-weight-complex="normal"/>
    </style:style>
    <style:style style:name="P48" style:family="paragraph" style:parent-style-name="Standard">
      <style:text-properties style:font-name="Liberation Serif" fo:font-size="20pt" fo:font-weight="bold" officeooo:rsid="003b81b3" officeooo:paragraph-rsid="003b81b3" style:font-size-asian="20pt" style:font-weight-asian="bold" style:font-size-complex="20pt" style:font-weight-complex="bold"/>
    </style:style>
    <style:style style:name="P49" style:family="paragraph" style:parent-style-name="Table_20_Contents">
      <style:text-properties style:font-name="Liberation Serif" fo:font-size="20pt" fo:font-weight="bold" officeooo:rsid="004ccb51" officeooo:paragraph-rsid="004ccb51" style:font-size-asian="20pt" style:font-weight-asian="bold" style:font-size-complex="20pt" style:font-weight-complex="bold"/>
    </style:style>
    <style:style style:name="P50" style:family="paragraph" style:parent-style-name="Table_20_Contents">
      <style:text-properties style:font-name="Liberation Serif" fo:font-size="14pt" officeooo:rsid="004ccb51" officeooo:paragraph-rsid="004ccb51" style:font-size-asian="14pt" style:font-size-complex="14pt"/>
    </style:style>
    <style:style style:name="P51" style:family="paragraph" style:parent-style-name="Table_20_Contents">
      <style:text-properties style:font-name="Liberation Serif" fo:font-size="14pt" officeooo:rsid="004ccb51" officeooo:paragraph-rsid="004ccb51" style:font-size-asian="20pt" style:font-size-complex="20pt"/>
    </style:style>
    <style:style style:name="T1" style:family="text">
      <style:text-properties style:text-position="super 58%"/>
    </style:style>
    <style:style style:name="T2" style:family="text">
      <style:text-properties officeooo:rsid="00227ef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32b7ff"/>
    </style:style>
    <style:style style:name="T5" style:family="text">
      <style:text-properties style:text-underline-style="solid" style:text-underline-width="auto" style:text-underline-color="font-color" officeooo:rsid="00359b9b"/>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officeooo:rsid="00487e56" style:font-style-asian="normal" style:font-style-complex="normal"/>
    </style:style>
    <style:style style:name="T8" style:family="text">
      <style:text-properties fo:font-style="normal" fo:font-weight="bold" officeooo:rsid="0045663c" style:font-style-asian="normal" style:font-weight-asian="bold" style:font-style-complex="normal" style:font-weight-complex="bold"/>
    </style:style>
    <style:style style:name="T9" style:family="text">
      <style:text-properties fo:font-style="normal" fo:font-weight="bold" officeooo:rsid="00487e56" style:font-style-asian="normal" style:font-weight-asian="bold" style:font-style-complex="normal" style:font-weight-complex="bold"/>
    </style:style>
    <style:style style:name="T10" style:family="text">
      <style:text-properties officeooo:rsid="0025cd77"/>
    </style:style>
    <style:style style:name="T11" style:family="text">
      <style:text-properties officeooo:rsid="0029f00e"/>
    </style:style>
    <style:style style:name="T12" style:family="text">
      <style:text-properties officeooo:rsid="002c4902"/>
    </style:style>
    <style:style style:name="T13" style:family="text">
      <style:text-properties officeooo:rsid="002d2ada"/>
    </style:style>
    <style:style style:name="T14" style:family="text">
      <style:text-properties officeooo:rsid="002deb74"/>
    </style:style>
    <style:style style:name="T15" style:family="text">
      <style:text-properties officeooo:rsid="002f362d"/>
    </style:style>
    <style:style style:name="T16" style:family="text">
      <style:text-properties officeooo:rsid="002f371a"/>
    </style:style>
    <style:style style:name="T17" style:family="text">
      <style:text-properties officeooo:rsid="002feb4d"/>
    </style:style>
    <style:style style:name="T18" style:family="text">
      <style:text-properties officeooo:rsid="0030d6e1"/>
    </style:style>
    <style:style style:name="T19" style:family="text">
      <style:text-properties officeooo:rsid="00316a50"/>
    </style:style>
    <style:style style:name="T20" style:family="text">
      <style:text-properties officeooo:rsid="0032b7ff"/>
    </style:style>
    <style:style style:name="T21" style:family="text">
      <style:text-properties officeooo:rsid="0033231d"/>
    </style:style>
    <style:style style:name="T22" style:family="text">
      <style:text-properties officeooo:rsid="00337d64"/>
    </style:style>
    <style:style style:name="T23" style:family="text">
      <style:text-properties fo:font-style="italic" fo:font-weight="normal" officeooo:rsid="0037c05f" style:font-style-asian="italic" style:font-weight-asian="normal" style:font-style-complex="italic" style:font-weight-complex="normal"/>
    </style:style>
    <style:style style:name="T24" style:family="text">
      <style:text-properties fo:font-style="italic" fo:font-weight="normal" officeooo:rsid="00395c10" style:font-style-asian="italic" style:font-weight-asian="normal" style:font-style-complex="italic" style:font-weight-complex="normal"/>
    </style:style>
    <style:style style:name="T25" style:family="text">
      <style:text-properties fo:font-style="italic" fo:font-weight="normal" officeooo:rsid="003ac4f3" style:font-style-asian="italic" style:font-weight-asian="normal" style:font-style-complex="italic" style:font-weight-complex="normal"/>
    </style:style>
    <style:style style:name="T26" style:family="text">
      <style:text-properties fo:font-style="italic" fo:font-weight="normal" officeooo:rsid="003b81b3" style:font-style-asian="italic" style:font-weight-asian="normal" style:font-style-complex="italic" style:font-weight-complex="normal"/>
    </style:style>
    <style:style style:name="T27" style:family="text">
      <style:text-properties fo:font-style="italic" fo:font-weight="normal" officeooo:rsid="003b9ea8" style:font-style-asian="italic" style:font-weight-asian="normal" style:font-style-complex="italic" style:font-weight-complex="normal"/>
    </style:style>
    <style:style style:name="T28" style:family="text">
      <style:text-properties fo:font-style="italic" fo:font-weight="normal" officeooo:rsid="003d05b5" style:font-style-asian="italic" style:font-weight-asian="normal" style:font-style-complex="italic" style:font-weight-complex="normal"/>
    </style:style>
    <style:style style:name="T29" style:family="text">
      <style:text-properties fo:font-style="italic" fo:font-weight="normal" officeooo:rsid="003ed0a4" style:font-style-asian="italic" style:font-weight-asian="normal" style:font-style-complex="italic" style:font-weight-complex="normal"/>
    </style:style>
    <style:style style:name="T30" style:family="text">
      <style:text-properties fo:font-style="italic" fo:font-weight="normal" officeooo:rsid="0040bcf4" style:font-style-asian="italic" style:font-weight-asian="normal" style:font-style-complex="italic" style:font-weight-complex="normal"/>
    </style:style>
    <style:style style:name="T31" style:family="text">
      <style:text-properties fo:font-style="italic" fo:font-weight="normal" officeooo:rsid="00487e56" style:font-style-asian="italic" style:font-weight-asian="normal" style:font-style-complex="italic" style:font-weight-complex="normal"/>
    </style:style>
    <style:style style:name="T32" style:family="text">
      <style:text-properties fo:font-style="italic" fo:font-weight="normal" officeooo:rsid="0048db51" style:font-style-asian="italic" style:font-weight-asian="normal" style:font-style-complex="italic" style:font-weight-complex="normal"/>
    </style:style>
    <style:style style:name="T33" style:family="text">
      <style:text-properties fo:font-style="italic" fo:font-weight="normal" officeooo:rsid="00497dee" style:font-style-asian="italic" style:font-weight-asian="normal" style:font-style-complex="italic" style:font-weight-complex="normal"/>
    </style:style>
    <style:style style:name="T34" style:family="text">
      <style:text-properties fo:font-style="italic" fo:font-weight="normal" officeooo:rsid="004b3ec2" style:font-style-asian="italic" style:font-weight-asian="normal" style:font-style-complex="italic" style:font-weight-complex="normal"/>
    </style:style>
    <style:style style:name="T35" style:family="text">
      <style:text-properties fo:font-style="italic" fo:font-weight="normal" officeooo:rsid="004fa741" style:font-style-asian="italic" style:font-weight-asian="normal" style:font-style-complex="italic" style:font-weight-complex="normal"/>
    </style:style>
    <style:style style:name="T36" style:family="text">
      <style:text-properties officeooo:rsid="00395c10"/>
    </style:style>
    <style:style style:name="T37" style:family="text">
      <style:text-properties officeooo:rsid="0040bcf4"/>
    </style:style>
    <style:style style:name="T38" style:family="text">
      <style:text-properties officeooo:rsid="00429f81"/>
    </style:style>
    <style:style style:name="T39" style:family="text">
      <style:text-properties officeooo:rsid="0045663c"/>
    </style:style>
    <style:style style:name="T40" style:family="text">
      <style:text-properties officeooo:rsid="0046dfa1"/>
    </style:style>
    <style:style style:name="T41" style:family="text">
      <style:text-properties officeooo:rsid="00487e56"/>
    </style:style>
    <style:style style:name="T42" style:family="text">
      <style:text-properties fo:font-size="12pt"/>
    </style:style>
    <style:style style:name="T43" style:family="text">
      <style:text-properties fo:font-size="12pt" fo:font-style="normal" fo:font-weight="bold" officeooo:rsid="00487e56" style:font-style-asian="normal" style:font-weight-asian="bold" style:font-style-complex="normal" style:font-weight-complex="bold"/>
    </style:style>
    <style:style style:name="T44" style:family="text">
      <style:text-properties fo:font-size="12pt" style:font-size-asian="14pt" style:font-size-complex="14pt"/>
    </style:style>
    <style:style style:name="T45" style:family="text">
      <style:text-properties fo:font-size="12pt" fo:font-style="italic" fo:font-weight="normal" officeooo:rsid="004ccb51" style:font-style-asian="italic" style:font-weight-asian="normal" style:font-style-complex="italic" style:font-weight-complex="normal"/>
    </style:style>
    <style:style style:name="T46" style:family="text">
      <style:text-properties officeooo:rsid="0048db51"/>
    </style:style>
    <style:style style:name="T47" style:family="text">
      <style:text-properties officeooo:rsid="00497dee"/>
    </style:style>
    <style:style style:name="T48" style:family="text">
      <style:text-properties officeooo:rsid="004a1912"/>
    </style:style>
    <style:style style:name="T49" style:family="text">
      <style:text-properties officeooo:rsid="0052c511"/>
    </style:style>
    <style:style style:name="T50" style:family="text">
      <style:text-properties officeooo:rsid="00539a7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Software Requirement</text:p>
      <text:p text:style-name="P3">Specifications</text:p>
      <text:p text:style-name="P4"/>
      <text:p text:style-name="P6">For</text:p>
      <text:p text:style-name="P4"/>
      <text:p text:style-name="P3">QuickType</text:p>
      <text:p text:style-name="P2"/>
      <text:p text:style-name="P6">Version <text:span text:style-name="T10">0</text:span>.<text:span text:style-name="T10">1</text:span></text:p>
      <text:p text:style-name="P6"/>
      <text:p text:style-name="P6"><text:span text:style-name="T2">Prepared</text:span> by Logan Price</text:p>
      <text:p text:style-name="P6"/>
      <text:p text:style-name="P6">LP Games</text:p>
      <text:p text:style-name="P6"/>
      <text:p text:style-name="P6">March 19<text:span text:style-name="T1">th</text:span>, 2024</text:p>
      <text:p text:style-name="P7"/>
      <text:p text:style-name="P8">Version History:</text:p>
      <text:p text:style-name="P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9">Name</text:p>
          </table:table-cell>
          <table:table-cell table:style-name="Table1.A1" office:value-type="string">
            <text:p text:style-name="P49">Date</text:p>
          </table:table-cell>
          <table:table-cell table:style-name="Table1.A1" office:value-type="string">
            <text:p text:style-name="P49">Reason for Change</text:p>
          </table:table-cell>
          <table:table-cell table:style-name="Table1.D1" office:value-type="string">
            <text:p text:style-name="P49">Version</text:p>
          </table:table-cell>
        </table:table-row>
        <table:table-row>
          <table:table-cell table:style-name="Table1.A2" office:value-type="string">
            <text:p text:style-name="P50">Logan Price</text:p>
          </table:table-cell>
          <table:table-cell table:style-name="Table1.A2" office:value-type="string">
            <text:p text:style-name="P50">March 19<text:span text:style-name="T1">th</text:span>, 2024</text:p>
          </table:table-cell>
          <table:table-cell table:style-name="Table1.A2" office:value-type="string">
            <text:p text:style-name="P51">Original Document</text:p>
          </table:table-cell>
          <table:table-cell table:style-name="Table1.D2" office:value-type="string">
            <text:p text:style-name="P51">0.1</text:p>
          </table:table-cell>
        </table:table-row>
      </table:table>
      <text:p text:style-name="P8"/>
      <text:p text:style-name="P7">1. <text:tab/><text:span text:style-name="T3">Introduction</text:span></text:p>
      <text:p text:style-name="P9"/>
      <text:p text:style-name="P25">1.1 <text:tab/>Purpose</text:p>
      <text:p text:style-name="P9"/>
      <text:p text:style-name="P18"><text:tab/><text:span text:style-name="T11">This purpose of this document is to specify the software requirements of the program </text:span><text:span text:style-name="T15">QuickType, </text:span><text:span text:style-name="T11">as well as detail the goals the creators wishes to achieve with it and how. </text:span><text:span text:style-name="T12">It i</text:span><text:span text:style-name="T11">s written for those creating or modifying the software, as well as anyone interested in seeing details about the developmental process of this application.</text:span></text:p>
      <text:p text:style-name="P19"/>
      <text:p text:style-name="P25">1.<text:span text:style-name="T12">2</text:span> <text:tab/>Scope</text:p>
      <text:p text:style-name="P23"/>
      <text:p text:style-name="P20"><text:tab/>The Purpose of this application, QuickType, is to provide a fun and rewarding way to develop type writing skills. <text:span text:style-name="T12">Users will be prompted a sentence and must type it </text:span><text:span text:style-name="T17">back</text:span><text:span text:style-name="T12"> as quickly as they can. </text:span><text:span text:style-name="T15">The goal is to provide an interactive and engaging method of improving typing skills</text:span><text:span text:style-name="T12"> </text:span><text:span text:style-name="T15">in a way that’s</text:span> portable, an<text:span text:style-name="T15">d</text:span> simple to use, even by those not familiar with Command Line Interface (CLI) games. <text:span text:style-name="T12">The game will be written in C# </text:span><text:span text:style-name="T16">s</text:span><text:span text:style-name="T12">o it can be used on </text:span><text:span text:style-name="T16">many </text:span><text:span text:style-name="T12">different operating systems </text:span><text:span text:style-name="T16">that the .NET framework supports</text:span><text:span text:style-name="T12">.</text:span></text:p>
      <text:p text:style-name="P23"/>
      <text:p text:style-name="P25">1.<text:span text:style-name="T13">3</text:span> <text:tab/>De<text:span text:style-name="T13">fi</text:span>nitions, acronyms, and abbreviations</text:p>
      <text:p text:style-name="P23"/>
      <text:p text:style-name="P19"><text:tab/><text:span text:style-name="T13">CLI – Command Line Interface</text:span></text:p>
      <text:p text:style-name="P22"><text:tab/>QuickType – The name of the <text:span text:style-name="T38">application</text:span> this document details and describes</text:p>
      <text:p text:style-name="P22"><text:tab/><text:span text:style-name="T37">Playbook – A collection of strings which the user must type back verbatim as part of the game</text:span></text:p>
      <text:p text:style-name="P39"><text:span text:style-name="T41"><text:tab/>PR – Personal Record; used to describe the quickest times a user can type a playbook</text:span></text:p>
      <text:p text:style-name="P39"><text:tab/><text:span text:style-name="T41">PR Sheet – A record saved onto the user’s computer that saves their PRs.</text:span></text:p>
      <text:p text:style-name="P19"><text:span text:style-name="T13"><text:tab/></text:span><text:span text:style-name="T18">SRS – Software Requirement Specifications</text:span></text:p>
      <text:p text:style-name="P19"><text:tab/><text:span text:style-name="T36">TUI – Text-based User Interface</text:span></text:p>
      <text:p text:style-name="P19"><text:tab/><text:span text:style-name="T36">User – The human who runs the program and plays the typing game</text:span></text:p>
      <text:p text:style-name="P19"><text:tab/><text:span text:style-name="T46">Username – The name chosen by the user that will be used for storing PR information</text:span><text:span text:style-name="T47">[;’</text:span></text:p>
      <text:p text:style-name="P23"/>
      <text:p text:style-name="P30">1.4 <text:tab/>References</text:p>
      <text:p text:style-name="P24"/>
      <text:p text:style-name="P21"><text:tab/>None at this time.</text:p>
      <text:p text:style-name="P24"/>
      <text:p text:style-name="P30">1.4 <text:tab/>Overview</text:p>
      <text:p text:style-name="P21"/>
      <text:p text:style-name="P21"><text:tab/><text:span text:style-name="T14">This document details specific functions, goals, and constraints for QuickType. This is intended to be a living document, updated to fit the possible changes and different versions the program may go through. </text:span><text:span text:style-name="T48">This version of the document details version 0.1 of the software, where the absolute most basic features are defined and implemented. This version is intended to be a proof of concept for a typing game that can be played from a CLI. A long term goal would be to implement a server that can store record times for all users of the program, and in a way that is both open source and resilient to fake or malicious inputs. </text:span><text:span text:style-name="T18">For the guidelines used to write this, see specification for IEEE standard 830-1998.</text:span></text:p>
      <text:p text:style-name="P21"/>
      <text:p text:style-name="P24"/>
      <text:p text:style-name="P23"/>
      <text:p text:style-name="P5"><text:soft-page-break/>2. <text:tab/><text:span text:style-name="T6">Overall Description</text:span></text:p>
      <text:p text:style-name="P9"/>
      <text:p text:style-name="P25">2.1 <text:tab/>Product Perspective</text:p>
      <text:p text:style-name="P34"/>
      <text:p text:style-name="P34"><text:tab/>2.1.1 <text:tab/>System Interfaces</text:p>
      <text:p text:style-name="P34"><text:tab/></text:p>
      <text:p text:style-name="P34"><text:tab/><text:span text:style-name="T23">Currently </text:span><text:span text:style-name="T33">the application </text:span><text:span text:style-name="T23">is </text:span><text:span text:style-name="T33">only intended to</text:span><text:span text:style-name="T23"> interface with the end user’s device the they run the program on. </text:span><text:span text:style-name="T33">The application should only interface with .NET on the user’s CLI shell. T</text:span><text:span text:style-name="T23">his may change later in development to include a server that can store player’s records for their fastest typing times. </text:span></text:p>
      <text:p text:style-name="P34"/>
      <text:p text:style-name="P12"><text:span text:style-name="T19"><text:tab/>2.1.2</text:span><text:tab/>User Interface<text:span text:style-name="T20">s</text:span></text:p>
      <text:p text:style-name="P15"><text:tab/></text:p>
      <text:p text:style-name="P35"><text:tab/>The user’s interface will be the CLI that they run the application from. This depends on the operating system they are using on their computer but common expected platforms include Bash, Zsh, and Powershell. The interface for the program at this time is intended to be a TUI.</text:p>
      <text:p text:style-name="P12"/>
      <text:p text:style-name="P13"><text:span text:style-name="T19"><text:tab/>2</text:span>.<text:span text:style-name="T19">1.3</text:span> <text:tab/>Hardware Interfaces</text:p>
      <text:p text:style-name="P13"/>
      <text:p text:style-name="P13"><text:tab/><text:span text:style-name="T24">The user will need a standard US English compatible keyboard and a display to view their CLI shell that will run the program. </text:span><text:span text:style-name="T25">QuickType will gather input from the keyboard then display output data via the shell.</text:span></text:p>
      <text:p text:style-name="P13"/>
      <text:p text:style-name="P13"><text:span text:style-name="T19"><text:tab/>2</text:span>.<text:span text:style-name="T19">1.4</text:span> <text:tab/>Software Interfaces</text:p>
      <text:p text:style-name="P13"/>
      <text:p text:style-name="P13"><text:tab/><text:span text:style-name="T25">The software will interface with the CLI </text:span><text:span text:style-name="T26">shell of the user’s choice, so long as it can run .NET programs. </text:span><text:span text:style-name="T29">The purpose of this interface will be to both pull input data from the user’s keystrokes as well as to output text such as which strings need to by typed by the user and other information displayed to the user.</text:span></text:p>
      <text:p text:style-name="P13"/>
      <text:p text:style-name="P13"><text:span text:style-name="T19"><text:tab/>2</text:span>.<text:span text:style-name="T19">1.5</text:span> <text:tab/>Communications Interfaces</text:p>
      <text:p text:style-name="P13"/>
      <text:p text:style-name="P13"><text:tab/><text:span text:style-name="T27">None at this time.</text:span></text:p>
      <text:p text:style-name="P13"/>
      <text:p text:style-name="P13"><text:span text:style-name="T19"><text:tab/>2</text:span>.<text:span text:style-name="T19">1.6</text:span> <text:tab/><text:span text:style-name="T19">Memory Constraints</text:span></text:p>
      <text:p text:style-name="P13"/>
      <text:p text:style-name="P13"><text:tab/><text:span text:style-name="T27">This application should not demand more than </text:span><text:span text:style-name="T30">64</text:span><text:span text:style-name="T27"> MB of </text:span><text:span text:style-name="T30">primary </text:span><text:span text:style-name="T27">memory at any given time. </text:span><text:span text:style-name="T30">The application should not consume more than 256 MB of secondary memory for backups, high scores, <text:s/>default playbooks, etc. If a user chooses to download or create custom playbooks then it could exceed this by their own choice.</text:span></text:p>
      <text:p text:style-name="P13"/>
      <text:p text:style-name="P13"><text:span text:style-name="T19"><text:tab/>2</text:span>.<text:span text:style-name="T19">1.7</text:span> <text:tab/><text:span text:style-name="T19">Operations</text:span></text:p>
      <text:p text:style-name="P13"/>
      <text:p text:style-name="P13"><text:tab/><text:span text:style-name="T28">None at this time.</text:span></text:p>
      <text:p text:style-name="P13"/>
      <text:p text:style-name="P13"><text:span text:style-name="T19"><text:tab/>2</text:span>.<text:span text:style-name="T19">1.8</text:span> <text:tab/>Site adaptation requirements</text:p>
      <text:p text:style-name="P13"/>
      <text:p text:style-name="P13"><text:tab/><text:span text:style-name="T28">None at this time.</text:span></text:p>
      <text:p text:style-name="P13"><text:soft-page-break/></text:p>
      <text:p text:style-name="P25">2.2 <text:tab/><text:span text:style-name="T20">Product Functions</text:span></text:p>
      <text:p text:style-name="P14"/>
      <text:p text:style-name="P36"><text:span text:style-name="T39"><text:tab/></text:span><text:span text:style-name="T8">2.2.1 Play</text:span><text:span text:style-name="T9">ing QuickType</text:span></text:p>
      <text:p text:style-name="P36"/>
      <text:p text:style-name="P37"><text:tab/><text:span text:style-name="T39">The primary function and intended user of the application is playing the QuickType typing game. After initiating the game, the user will be presented a string or a set of strings </text:span><text:span text:style-name="T40">that will be defined by the playbook selected</text:span><text:span text:style-name="T39">. </text:span><text:span text:style-name="T40">A playbook is a collection of strings which the user will have to type out as part of the game. </text:span><text:span text:style-name="T39">The game will come with default playbooks for the user to type but custom ones can also be created or downloaded. The </text:span><text:span text:style-name="T40">primary objective of the game is to type</text:span><text:span text:style-name="T39"> the string</text:span><text:span text:style-name="T40">s</text:span><text:span text:style-name="T39"> back correctly with a different set of restraints depending on what mode they are playing.</text:span></text:p>
      <text:p text:style-name="P36"/>
      <text:p text:style-name="P36"><text:span text:style-name="T8"><text:tab/><text:tab/>2.2.1.1 Standard Mode</text:span></text:p>
      <text:p text:style-name="P36"><text:span text:style-name="T8"/></text:p>
      <text:p text:style-name="P36"><text:span text:style-name="T8"><text:tab/></text:span><text:span text:style-name="T39">The standard mode for QuickType </text:span><text:span text:style-name="T40">will play out</text:span><text:span text:style-name="T39"> as follows: The user will </text:span><text:span text:style-name="T40">choose to </text:span><text:span text:style-name="T39">either select a playbook or </text:span><text:span text:style-name="T40">for </text:span><text:span text:style-name="T39">one </text:span><text:span text:style-name="T40">to </text:span><text:span text:style-name="T39">be chosen for them at random. </text:span><text:span text:style-name="T40">After the playbook is chosen, the first string in the playbook will be presented to the user. The user will then type the string back. If the string is correct then they move on to the next string. This continues until the list of strings is exhausted. Once complete, the time is presented along with the total number of errors. If it is a new record time for that playbook, it will be saved to the </text:span><text:span text:style-name="T41">PR sheet.</text:span></text:p>
      <text:p text:style-name="P36"/>
      <text:p text:style-name="P47"><text:span text:style-name="T43"><text:tab/>2.2.2 Setting a Username</text:span></text:p>
      <text:p text:style-name="P47"><text:span text:style-name="T43"/></text:p>
      <text:p text:style-name="P14"><text:tab/><text:span text:style-name="T31">The user will be able to set a name that will be used to save their PR to the PR sheet. This does not need to be unique and can be up to 12 alphanumeric characters long.</text:span></text:p>
      <text:p text:style-name="P14"><text:span text:style-name="T31"/></text:p>
      <text:p text:style-name="P14"><text:span text:style-name="T31"><text:tab/></text:span><text:span text:style-name="T7">2.2.3 View the PR Sheet</text:span></text:p>
      <text:p text:style-name="P14"><text:span text:style-name="T7"/></text:p>
      <text:p text:style-name="P14"><text:span text:style-name="T7"><text:tab/></text:span><text:span text:style-name="T32">The PR sheet for the selected playbook will be displayed to the user. This will show the PRs best times for the playbook recorded as well as the username of the player who achieved it.</text:span></text:p>
      <text:p text:style-name="P14"/>
      <text:p text:style-name="P25">2.3 <text:tab/><text:span text:style-name="T20">User Characteristics</text:span></text:p>
      <text:p text:style-name="P45"/>
      <text:p text:style-name="P45"><text:tab/><text:span text:style-name="T34">The users of the program should be capable of using a keyboard and familiar with running programs from a CLI shell.</text:span></text:p>
      <text:p text:style-name="P45"/>
      <text:p text:style-name="P25">2.4 <text:tab/><text:span text:style-name="T20">Constraints</text:span></text:p>
      <text:p text:style-name="P25"><text:span text:style-name="T44"/></text:p>
      <text:p text:style-name="P25"><text:span text:style-name="T42"><text:tab/></text:span><text:span text:style-name="T45">The program should operate withing the following constraints:</text:span></text:p>
      <text:p text:style-name="P25"><text:span text:style-name="T45"/></text:p>
      <text:list xml:id="list2723778085" text:style-name="L1">
        <text:list-item>
          <text:p text:style-name="P42">Shall compile and correctly run in a .NET environment</text:p>
        </text:list-item>
        <text:list-item>
          <text:p text:style-name="P42">Sh<text:span text:style-name="T49">all</text:span> operate on all 64-bit x86 computers running either Linux, Unix, macOS, or Windows operating systems that are .NET compatible</text:p>
        </text:list-item>
        <text:list-item>
          <text:p text:style-name="P42">Sh<text:span text:style-name="T49">all</text:span> not require more than 64 MB of primary memory to operate and 128 MB of secondary memory (outside of operating system and .NET requirements)</text:p>
          <text:p text:style-name="P42"><text:s/></text:p>
        </text:list-item>
      </text:list>
      <text:p text:style-name="P25">2.5 <text:tab/><text:span text:style-name="T20">Assumptions and Dependencies</text:span></text:p>
      <text:p text:style-name="P45"/>
      <text:p text:style-name="P45"><text:soft-page-break/><text:tab/><text:span text:style-name="T35">This application is dependent on the .NET framework and the C# programming language. The user will need to use a device compatible with these and install them prior to using the application.</text:span></text:p>
      <text:p text:style-name="P45"/>
      <text:p text:style-name="P25">2.<text:span text:style-name="T20">6</text:span> <text:tab/>Apportioning of requirements</text:p>
      <text:p text:style-name="P45"/>
      <text:p text:style-name="P43"><text:tab/><text:span text:style-name="T50">Further requirements will be described in future versions of this document. At this time the future requirements have not been determined.</text:span></text:p>
      <text:p text:style-name="P9"/>
      <text:p text:style-name="P5">3. <text:tab/><text:span text:style-name="T4">Specific </text:span><text:span text:style-name="T3">Requirements</text:span></text:p>
      <text:p text:style-name="P9"/>
      <text:p text:style-name="P27">3.1 <text:tab/><text:span text:style-name="T20">External</text:span> Interfaces</text:p>
      <text:p text:style-name="P27">3.2 <text:tab/><text:span text:style-name="T20">Functions</text:span></text:p>
      <text:p text:style-name="P27">3.3 <text:tab/><text:span text:style-name="T20">Performance Requirements</text:span></text:p>
      <text:p text:style-name="P27">3.4 <text:tab/>Logical database requirements</text:p>
      <text:p text:style-name="P28">3.5 <text:tab/>Design constraints</text:p>
      <text:p text:style-name="P17"><text:tab/>3.5.1 Standards compliance</text:p>
      <text:p text:style-name="P29">3.<text:span text:style-name="T21">6</text:span> <text:tab/>Software system attributes</text:p>
      <text:p text:style-name="P10"><text:tab/>3.6.1 Reliability</text:p>
      <text:p text:style-name="P10"><text:tab/>3.6.2 Availability</text:p>
      <text:p text:style-name="P10"><text:tab/>3.6.3 Security</text:p>
      <text:p text:style-name="P10"><text:tab/>3.6.4 Maintainability</text:p>
      <text:p text:style-name="P10"><text:tab/>3.6.5 Portability</text:p>
      <text:p text:style-name="P26">3.7 Organizing the speci<text:span text:style-name="T22">fi</text:span>c requirements</text:p>
      <text:p text:style-name="P16"><text:tab/>3.7.1 System mode</text:p>
      <text:p text:style-name="P11"><text:tab/>3.7.2 User class</text:p>
      <text:p text:style-name="P9"><text:tab/>3.7.3 Objects</text:p>
      <text:p text:style-name="P9"><text:tab/>3.7.4 Feature</text:p>
      <text:p text:style-name="P9"><text:tab/>3.7.5 Stimulus</text:p>
      <text:p text:style-name="P9"><text:tab/>3.7.6 Response</text:p>
      <text:p text:style-name="P9"><text:tab/>3.7.7 Functional hierarchy</text:p>
      <text:p text:style-name="P25">3.8 Additional comments</text:p>
      <text:p text:style-name="P9"/>
      <text:p text:style-name="P5">4. <text:tab/><text:span text:style-name="T3">S</text:span><text:span text:style-name="T5">upporting Information</text:span></text:p>
      <text:p text:style-name="P31"/>
      <text:p text:style-name="P32">4.1 Table of contents and index</text:p>
      <text:p text:style-name="P33">4.2 Appendixes</text:p>
      <text:p text:style-name="P14"><text:tab/>Appendix A: Glossary</text:p>
      <text:p text:style-name="P14"><text:tab/>Appendix B: Analysis Models</text:p>
      <text:p text:style-name="P14"><text:tab/>Appendix C: To Be Determined Li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9T12:40:19.554894176</meta:creation-date>
    <meta:generator>LibreOffice/7.3.7.2$Linux_X86_64 LibreOffice_project/30$Build-2</meta:generator>
    <dc:date>2024-03-26T20:41:52.176919532</dc:date>
    <meta:editing-duration>P1DT4H27M10S</meta:editing-duration>
    <meta:editing-cycles>30</meta:editing-cycles>
    <meta:document-statistic meta:table-count="1" meta:image-count="0" meta:object-count="0" meta:page-count="6" meta:paragraph-count="105" meta:word-count="1248" meta:character-count="7416" meta:non-whitespace-character-count="6174"/>
  </office:meta>
</office:document-meta>
</file>